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df1d" officeooo:paragraph-rsid="0006df1d"/>
    </style:style>
    <style:style style:name="P2" style:family="paragraph" style:parent-style-name="Standard">
      <style:text-properties style:font-name="Arial" officeooo:rsid="0006e6a2" officeooo:paragraph-rsid="0006e6a2"/>
    </style:style>
    <style:style style:name="P3" style:family="paragraph" style:parent-style-name="Standard">
      <style:text-properties style:font-name="Arial" officeooo:rsid="0006e6a2" officeooo:paragraph-rsid="0006df1d"/>
    </style:style>
    <style:style style:name="P4" style:family="paragraph" style:parent-style-name="Standard">
      <style:text-properties style:font-name="Arial" officeooo:rsid="000847da" officeooo:paragraph-rsid="000847da"/>
    </style:style>
    <style:style style:name="P5" style:family="paragraph" style:parent-style-name="Standard">
      <style:text-properties style:font-name="Arial" officeooo:rsid="000a86f2" officeooo:paragraph-rsid="000a86f2"/>
    </style:style>
    <style:style style:name="P6" style:family="paragraph" style:parent-style-name="Standard">
      <style:paragraph-properties fo:break-before="page"/>
      <style:text-properties style:font-name="Arial" officeooo:rsid="0006df1d" officeooo:paragraph-rsid="0006df1d"/>
    </style:style>
    <style:style style:name="P7" style:family="paragraph" style:parent-style-name="Standard" style:list-style-name="L1">
      <style:text-properties style:font-name="Arial" officeooo:rsid="0006df1d" officeooo:paragraph-rsid="0006df1d"/>
    </style:style>
    <style:style style:name="P8" style:family="paragraph" style:parent-style-name="Standard" style:list-style-name="L1">
      <style:text-properties style:font-name="Arial" officeooo:rsid="0006df1d" officeooo:paragraph-rsid="0006e6a2"/>
    </style:style>
    <style:style style:name="P9" style:family="paragraph" style:parent-style-name="Standard" style:list-style-name="L2">
      <style:text-properties style:font-name="Arial" officeooo:rsid="0006df1d" officeooo:paragraph-rsid="0006e6a2"/>
    </style:style>
    <style:style style:name="P10" style:family="paragraph" style:parent-style-name="Standard" style:list-style-name="L2">
      <style:text-properties style:font-name="Arial" officeooo:rsid="0006df1d" officeooo:paragraph-rsid="0006df1d"/>
    </style:style>
    <style:style style:name="P11" style:family="paragraph" style:parent-style-name="Standard" style:list-style-name="L3">
      <style:text-properties style:font-name="Arial" officeooo:rsid="0006df1d" officeooo:paragraph-rsid="0006df1d"/>
    </style:style>
    <style:style style:name="P12" style:family="paragraph" style:parent-style-name="Standard">
      <style:text-properties style:font-name="Arial" officeooo:rsid="0006df1d" officeooo:paragraph-rsid="0006df1d"/>
    </style:style>
    <style:style style:name="P13" style:family="paragraph" style:parent-style-name="Standard" style:list-style-name="L2">
      <style:text-properties style:font-name="Arial" officeooo:rsid="0006e6a2" officeooo:paragraph-rsid="0006e6a2"/>
    </style:style>
    <style:style style:name="P14" style:family="paragraph" style:parent-style-name="Standard" style:list-style-name="L3">
      <style:text-properties style:font-name="Arial" officeooo:rsid="0006e6a2" officeooo:paragraph-rsid="0006e6a2"/>
    </style:style>
    <style:style style:name="P15" style:family="paragraph" style:parent-style-name="Standard" style:list-style-name="L4">
      <style:text-properties style:font-name="Arial" officeooo:rsid="000847da" officeooo:paragraph-rsid="000847da"/>
    </style:style>
    <style:style style:name="P16" style:family="paragraph" style:parent-style-name="Standard" style:list-style-name="L5">
      <style:text-properties style:font-name="Arial" officeooo:rsid="000847da" officeooo:paragraph-rsid="000847da"/>
    </style:style>
    <style:style style:name="P17" style:family="paragraph" style:parent-style-name="Standard">
      <style:text-properties style:font-name="Arial" officeooo:rsid="000847da" officeooo:paragraph-rsid="000847da"/>
    </style:style>
    <style:style style:name="P18" style:family="paragraph" style:parent-style-name="Standard" style:list-style-name="L6">
      <style:text-properties style:font-name="Arial" officeooo:rsid="000847da" officeooo:paragraph-rsid="000847da"/>
    </style:style>
    <style:style style:name="P19" style:family="paragraph" style:parent-style-name="Standard" style:list-style-name="L6">
      <style:text-properties style:font-name="Arial" officeooo:rsid="000847da" officeooo:paragraph-rsid="00128b9e"/>
    </style:style>
    <style:style style:name="P20" style:family="paragraph" style:parent-style-name="Standard" style:list-style-name="L7">
      <style:text-properties style:font-name="Arial" officeooo:rsid="000847da" officeooo:paragraph-rsid="000847da"/>
    </style:style>
    <style:style style:name="P21" style:family="paragraph" style:parent-style-name="Standard" style:list-style-name="L7">
      <style:text-properties style:font-name="Arial" officeooo:rsid="000847da" officeooo:paragraph-rsid="00128b9e"/>
    </style:style>
    <style:style style:name="P22" style:family="paragraph" style:parent-style-name="Standard">
      <style:text-properties style:font-name="Arial" officeooo:rsid="000847da" officeooo:paragraph-rsid="000faa3e"/>
    </style:style>
    <style:style style:name="P23" style:family="paragraph" style:parent-style-name="Standard">
      <style:text-properties style:font-name="Arial" officeooo:rsid="000847da" officeooo:paragraph-rsid="00128b9e"/>
    </style:style>
    <style:style style:name="P24" style:family="paragraph" style:parent-style-name="Standard" style:list-style-name="L5">
      <style:text-properties style:font-name="Arial" officeooo:rsid="000a86f2" officeooo:paragraph-rsid="000a86f2"/>
    </style:style>
    <style:style style:name="P25" style:family="paragraph" style:parent-style-name="Standard" style:list-style-name="L5">
      <style:text-properties style:font-name="Arial" officeooo:rsid="000a22c7" officeooo:paragraph-rsid="000a22c7"/>
    </style:style>
    <style:style style:name="P26" style:family="paragraph" style:parent-style-name="Standard">
      <style:text-properties style:font-name="Arial" officeooo:rsid="000e3a27" officeooo:paragraph-rsid="000e3a27"/>
    </style:style>
    <style:style style:name="P27" style:family="paragraph" style:parent-style-name="Standard" style:list-style-name="L8">
      <style:text-properties style:font-name="Arial" officeooo:rsid="000e3a27" officeooo:paragraph-rsid="000e3a27"/>
    </style:style>
    <style:style style:name="P28" style:family="paragraph" style:parent-style-name="Standard" style:list-style-name="L5">
      <style:text-properties style:font-name="Arial" officeooo:rsid="000e3a27" officeooo:paragraph-rsid="000e3a27"/>
    </style:style>
    <style:style style:name="P29" style:family="paragraph" style:parent-style-name="Standard">
      <style:text-properties style:font-name="Arial" officeooo:rsid="000faa3e" officeooo:paragraph-rsid="000faa3e"/>
    </style:style>
    <style:style style:name="P30" style:family="paragraph" style:parent-style-name="Standard" style:list-style-name="L7">
      <style:text-properties style:font-name="Arial" officeooo:rsid="000faa3e" officeooo:paragraph-rsid="000faa3e"/>
    </style:style>
    <style:style style:name="P31" style:family="paragraph" style:parent-style-name="Standard" style:list-style-name="L7">
      <style:text-properties style:font-name="Arial" officeooo:rsid="000faa3e" officeooo:paragraph-rsid="00128b9e"/>
    </style:style>
    <style:style style:name="P32" style:family="paragraph" style:parent-style-name="Standard">
      <style:text-properties style:font-name="Arial" officeooo:rsid="00100dfc" officeooo:paragraph-rsid="00100dfc"/>
    </style:style>
    <style:style style:name="P33" style:family="paragraph" style:parent-style-name="Standard" style:list-style-name="L8">
      <style:text-properties style:font-name="Arial" officeooo:rsid="00100dfc" officeooo:paragraph-rsid="00100dfc"/>
    </style:style>
    <style:style style:name="P34" style:family="paragraph" style:parent-style-name="Standard" style:list-style-name="L8">
      <style:text-properties style:font-name="Arial" officeooo:rsid="0011aa21" officeooo:paragraph-rsid="0011aa21"/>
    </style:style>
    <style:style style:name="P35" style:family="paragraph" style:parent-style-name="Standard" style:list-style-name="L4">
      <style:text-properties style:font-name="Arial" officeooo:rsid="0011aa21" officeooo:paragraph-rsid="0011aa21"/>
    </style:style>
    <style:style style:name="P36" style:family="paragraph" style:parent-style-name="Standard" style:list-style-name="L5">
      <style:text-properties style:font-name="Arial" officeooo:rsid="0011aa21" officeooo:paragraph-rsid="0011aa21"/>
    </style:style>
    <style:style style:name="P37" style:family="paragraph" style:parent-style-name="Standard">
      <style:text-properties style:font-name="Arial" officeooo:rsid="00128b9e" officeooo:paragraph-rsid="00128b9e"/>
    </style:style>
    <style:style style:name="P38" style:family="paragraph" style:parent-style-name="Standard">
      <style:text-properties style:font-name="Arial" fo:font-weight="bold" officeooo:rsid="000847da" officeooo:paragraph-rsid="000847da" style:font-weight-asian="bold" style:font-weight-complex="bold"/>
    </style:style>
    <style:style style:name="P39" style:family="paragraph" style:parent-style-name="Standard">
      <style:text-properties style:font-name="Arial" fo:font-weight="bold" officeooo:rsid="000faa3e" officeooo:paragraph-rsid="000faa3e" style:font-weight-asian="bold" style:font-weight-complex="bold"/>
    </style:style>
    <style:style style:name="P40" style:family="paragraph" style:parent-style-name="Standard" style:list-style-name="L5">
      <style:text-properties style:font-name="Arial" officeooo:rsid="0013e7c9" officeooo:paragraph-rsid="0013e7c9"/>
    </style:style>
    <style:style style:name="P41" style:family="paragraph" style:parent-style-name="Standard" style:list-style-name="L2">
      <style:text-properties officeooo:paragraph-rsid="0006df1d"/>
    </style:style>
    <style:style style:name="P42" style:family="paragraph" style:parent-style-name="Standard" style:list-style-name="L9">
      <style:text-properties officeooo:paragraph-rsid="0011aa21"/>
    </style:style>
    <style:style style:name="P43" style:family="paragraph" style:parent-style-name="Standard" style:list-style-name="L9">
      <style:text-properties officeooo:paragraph-rsid="00128b9e"/>
    </style:style>
    <style:style style:name="P44" style:family="paragraph" style:parent-style-name="Standard">
      <style:text-properties officeooo:paragraph-rsid="00128b9e"/>
    </style:style>
    <style:style style:name="P45" style:family="paragraph" style:parent-style-name="Standard">
      <style:text-properties officeooo:paragraph-rsid="0011aa21"/>
    </style:style>
    <style:style style:name="P46" style:family="paragraph" style:parent-style-name="Standard">
      <style:text-properties officeooo:rsid="00128b9e" officeooo:paragraph-rsid="00128b9e"/>
    </style:style>
    <style:style style:name="P47" style:family="paragraph" style:parent-style-name="Standard" style:list-style-name="L9">
      <style:text-properties officeooo:rsid="00128b9e" officeooo:paragraph-rsid="00128b9e"/>
    </style:style>
    <style:style style:name="P48" style:family="paragraph" style:parent-style-name="Standard" style:list-style-name="L10">
      <style:text-properties officeooo:rsid="00128b9e" officeooo:paragraph-rsid="00128b9e"/>
    </style:style>
    <style:style style:name="P49" style:family="paragraph" style:parent-style-name="Standard" style:list-style-name="L11">
      <style:text-properties officeooo:rsid="00128b9e" officeooo:paragraph-rsid="00128b9e"/>
    </style:style>
    <style:style style:name="P50" style:family="paragraph" style:parent-style-name="Standard">
      <style:text-properties fo:font-weight="bold" officeooo:rsid="00128b9e" officeooo:paragraph-rsid="00128b9e" style:font-weight-asian="bold" style:font-weight-complex="bold"/>
    </style:style>
    <style:style style:name="T1" style:family="text">
      <style:text-properties officeooo:rsid="0006e6a2"/>
    </style:style>
    <style:style style:name="T2" style:family="text">
      <style:text-properties officeooo:rsid="000847da"/>
    </style:style>
    <style:style style:name="T3" style:family="text">
      <style:text-properties style:font-name="Arial"/>
    </style:style>
    <style:style style:name="T4" style:family="text">
      <style:text-properties style:font-name="Arial" officeooo:rsid="0006e6a2"/>
    </style:style>
    <style:style style:name="T5" style:family="text">
      <style:text-properties style:font-name="Arial" officeooo:rsid="0006df1d"/>
    </style:style>
    <style:style style:name="T6" style:family="text">
      <style:text-properties style:font-name="Arial" officeooo:rsid="0011aa21"/>
    </style:style>
    <style:style style:name="T7" style:family="text">
      <style:text-properties style:font-name="Arial" officeooo:rsid="00128b9e"/>
    </style:style>
    <style:style style:name="T8" style:family="text">
      <style:text-properties officeooo:rsid="000faa3e"/>
    </style:style>
    <style:style style:name="T9" style:family="text">
      <style:text-properties officeooo:rsid="00100dfc"/>
    </style:style>
    <style:style style:name="T10" style:family="text">
      <style:text-properties officeooo:rsid="0011aa21"/>
    </style:style>
    <style:style style:name="T11" style:family="text">
      <style:text-properties officeooo:rsid="00128b9e"/>
    </style:style>
    <style:style style:name="T12" style:family="text">
      <style:text-properties officeooo:rsid="0013e7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Project – Game </text:p>
      <text:p text:style-name="P1"/>
      <text:p text:style-name="P1">Structure</text:p>
      <text:p text:style-name="P1"/>
      <text:p text:style-name="P1">HTML &amp; CSS</text:p>
      <text:p text:style-name="P32"/>
      <text:p text:style-name="P32">link to css</text:p>
      <text:p text:style-name="P1"/>
      <text:p text:style-name="P1">startScreen (id)</text:p>
      <text:list xml:id="list4012780614" text:style-name="L1">
        <text:list-item>
          <text:p text:style-name="P7">&lt;h1&gt; name of the game</text:p>
        </text:list-item>
        <text:list-item>
          <text:p text:style-name="P7">&lt;div&gt; short description</text:p>
        </text:list-item>
        <text:list-item>
          <text:p text:style-name="P7">&lt;div&gt; &lt;img&gt; keys to use</text:p>
        </text:list-item>
        <text:list-item>
          <text:p text:style-name="P7">&lt;button&gt; start button</text:p>
        </text:list-item>
        <text:list-item>
          <text:p text:style-name="P8">&lt;background-image: forest </text:p>
          <text:list>
            <text:list-item>
              <text:p text:style-name="P8">character?</text:p>
            </text:list-item>
            <text:list-item>
              <text:p text:style-name="P8">empty baske<text:span text:style-name="T1">t?</text:span></text:p>
            </text:list-item>
            <text:list-item>
              <text:p text:style-name="P8">icons of mushrooms?</text:p>
            </text:list-item>
          </text:list>
        </text:list-item>
      </text:list>
      <text:p text:style-name="P2"/>
      <text:p text:style-name="P2">GameContainer (id)</text:p>
      <text:list xml:id="list774322401" text:style-name="L2">
        <text:list-item>
          <text:p text:style-name="P13">&lt;div&gt;for game information</text:p>
          <text:list>
            <text:list-item>
              <text:p text:style-name="P9">running timer (upper left corner)</text:p>
            </text:list-item>
            <text:list-item>
              <text:p text:style-name="P9">score – basket icon (upper right corner)</text:p>
            </text:list-item>
            <text:list-item>
              <text:p text:style-name="P9">li<text:span text:style-name="T9">v</text:span>es – heart icon (upper right corner)</text:p>
            </text:list-item>
          </text:list>
        </text:list-item>
      </text:list>
      <text:p text:style-name="P2"/>
      <text:list xml:id="list190858655231696" text:continue-numbering="true" text:style-name="L2">
        <text:list-item>
          <text:p text:style-name="P41"><text:span text:style-name="T4">g</text:span><text:span text:style-name="T5">ameScreen (id) – </text:span><text:span text:style-name="T4">CSS hidden initially</text:span></text:p>
          <text:list>
            <text:list-item>
              <text:p text:style-name="P10">background-image: forest with path (visible ground) <text:span text:style-name="T9">(CSS)</text:span></text:p>
            </text:list-item>
          </text:list>
        </text:list-item>
      </text:list>
      <text:p text:style-name="P1"/>
      <text:p text:style-name="P3"/>
      <text:p text:style-name="P1">endScreen (id) – <text:span text:style-name="T2">CSS hidden initially</text:span></text:p>
      <text:list xml:id="list4063584998" text:style-name="L3">
        <text:list-item>
          <text:p text:style-name="P11">background-image: clearing in the forest <text:span text:style-name="T2">(CSS)</text:span></text:p>
        </text:list-item>
        <text:list-item>
          <text:p text:style-name="P14">&lt;h1&gt; „Game Over“</text:p>
        </text:list-item>
        <text:list-item>
          <text:p text:style-name="P11"><text:span text:style-name="T1">&lt;div&lt; </text:span>score</text:p>
        </text:list-item>
        <text:list-item>
          <text:p text:style-name="P11"><text:span text:style-name="T1">&lt;button&gt; </text:span>restart button</text:p>
        </text:list-item>
      </text:list>
      <text:p text:style-name="P1"/>
      <text:p text:style-name="P2">scripts</text:p>
      <text:p text:style-name="P1"/>
      <text:p text:style-name="P1"/>
      <text:p text:style-name="P6">JAVASCRIPT</text:p>
      <text:p text:style-name="P1"/>
      <text:p text:style-name="P26">basic script</text:p>
      <text:list xml:id="list3721058386" text:style-name="L8">
        <text:list-item>
          <text:p text:style-name="P27">window.onload function</text:p>
        </text:list-item>
        <text:list-item>
          <text:p text:style-name="P27">startButton + eventListener</text:p>
        </text:list-item>
        <text:list-item>
          <text:p text:style-name="P27">restartButton + eventListener</text:p>
        </text:list-item>
        <text:list-item>
          <text:p text:style-name="P27">function startGame()</text:p>
        </text:list-item>
        <text:list-item>
          <text:p text:style-name="P27">function handleKeyDown() <text:span text:style-name="T9">+ eventListener</text:span></text:p>
        </text:list-item>
        <text:list-item>
          <text:p text:style-name="P33">function handleKeyUp() + eventListener</text:p>
        </text:list-item>
        <text:list-item>
          <text:p text:style-name="P34">function restartGame()</text:p>
        </text:list-item>
      </text:list>
      <text:p text:style-name="P4"/>
      <text:p text:style-name="P4">class Game</text:p>
      <text:list xml:id="list3796575722" text:style-name="L4">
        <text:list-item>
          <text:p text:style-name="P15">startScreen</text:p>
        </text:list-item>
        <text:list-item>
          <text:p text:style-name="P15">gameScreen</text:p>
        </text:list-item>
        <text:list-item>
          <text:p text:style-name="P15">endScreen</text:p>
        </text:list-item>
        <text:list-item>
          <text:p text:style-name="P15">player <text:span text:style-name="T10">(create new player)</text:span></text:p>
        </text:list-item>
        <text:list-item>
          <text:p text:style-name="P15">height?</text:p>
        </text:list-item>
        <text:list-item>
          <text:p text:style-name="P15"><text:span text:style-name="T9">w</text:span>idth? </text:p>
        </text:list-item>
        <text:list-item>
          <text:p text:style-name="P15"><text:span text:style-name="T10">o</text:span>bstacle<text:span text:style-name="T10">sGood</text:span></text:p>
        </text:list-item>
        <text:list-item>
          <text:p text:style-name="P35">obstaclesBad</text:p>
        </text:list-item>
        <text:list-item>
          <text:p text:style-name="P15">score</text:p>
        </text:list-item>
        <text:list-item>
          <text:p text:style-name="P15">li<text:span text:style-name="T9">v</text:span>es</text:p>
        </text:list-item>
        <text:list-item>
          <text:p text:style-name="P15">gameIsOver</text:p>
        </text:list-item>
        <text:list-item>
          <text:p text:style-name="P15">gameIntervalId</text:p>
        </text:list-item>
        <text:list-item>
          <text:p text:style-name="P15">gameLoopFrequency</text:p>
        </text:list-item>
      </text:list>
      <text:p text:style-name="P4"/>
      <text:p text:style-name="P4">methods: </text:p>
      <text:list xml:id="list3524589262" text:style-name="L5">
        <text:list-item>
          <text:p text:style-name="P16">start: </text:p>
          <text:list>
            <text:list-item>
              <text:p text:style-name="P16">height and width <text:span text:style-name="T10">(or set in CSS?)</text:span></text:p>
            </text:list-item>
            <text:list-item>
              <text:p text:style-name="P16">hide/show screens</text:p>
            </text:list-item>
            <text:list-item>
              <text:p text:style-name="P16">setInterval</text:p>
            </text:list-item>
          </text:list>
        </text:list-item>
      </text:list>
      <text:p text:style-name="P4"/>
      <text:list xml:id="list190859432412542" text:continue-numbering="true" text:style-name="L5">
        <text:list-item>
          <text:p text:style-name="P16">gameLoop()</text:p>
          <text:list>
            <text:list-item>
              <text:p text:style-name="P24">scrollBackground()</text:p>
            </text:list-item>
            <text:list-item>
              <text:p text:style-name="P25">calls update()</text:p>
            </text:list-item>
            <text:list-item>
              <text:p text:style-name="P28">checks if game is over</text:p>
            </text:list-item>
            <text:list-item>
              <text:p text:style-name="P28">clearInterval()</text:p>
              <text:p text:style-name="P28"/>
            </text:list-item>
          </text:list>
        </text:list-item>
        <text:list-item>
          <text:p text:style-name="P16">update()</text:p>
          <text:list>
            <text:list-item>
              <text:p text:style-name="P28">updating game state every iteration</text:p>
            </text:list-item>
            <text:list-item>
              <text:p text:style-name="P28">player.move()</text:p>
            </text:list-item>
            <text:list-item>
              <text:p text:style-name="P28">randomly generate new obstacles <text:span text:style-name="T12">(good and bad)</text:span></text:p>
              <text:list>
                <text:list-item>
                  <text:p text:style-name="P40">define how many good and/or bad obstacles at a time</text:p>
                </text:list-item>
              </text:list>
            </text:list-item>
            <text:list-item>
              <text:p text:style-name="P28">check collision</text:p>
            </text:list-item>
            <text:list-item>
              <text:p text:style-name="P36">remove obstacles that left screen or collided</text:p>
            </text:list-item>
          </text:list>
        </text:list-item>
      </text:list>
      <text:p text:style-name="P26"/>
      <text:list xml:id="list190859320250966" text:continue-numbering="true" text:style-name="L5">
        <text:list-item>
          <text:p text:style-name="P28">endGame()</text:p>
          <text:list>
            <text:list-item>
              <text:p text:style-name="P28">view endScreen</text:p>
            </text:list-item>
            <text:list-item>
              <text:p text:style-name="P36">hide gameScreen</text:p>
            </text:list-item>
            <text:list-item>
              <text:p text:style-name="P28">remove player and obstacles</text:p>
            </text:list-item>
            <text:list-item>
              <text:p text:style-name="P28">show score</text:p>
            </text:list-item>
          </text:list>
        </text:list-item>
      </text:list>
      <text:p text:style-name="P4"/>
      <text:p text:style-name="P29"><text:soft-page-break/></text:p>
      <text:p text:style-name="P39">class Components</text:p>
      <text:p text:style-name="P22">constructor (gameScreen, <text:span text:style-name="T11">top, right, width, height, imgSrc)</text:span></text:p>
      <text:list xml:id="list3179979931" text:style-name="L6">
        <text:list-item>
          <text:p text:style-name="P19">createElement(„img“)</text:p>
        </text:list-item>
      </text:list>
      <text:p text:style-name="P23"/>
      <text:p text:style-name="P37">method: </text:p>
      <text:list xml:id="list1429983694" text:style-name="L7">
        <text:list-item>
          <text:p text:style-name="P21">updatePosition()</text:p>
          <text:list>
            <text:list-item>
              <text:p text:style-name="P31">based on current top&amp;right properties</text:p>
            </text:list-item>
          </text:list>
        </text:list-item>
      </text:list>
      <text:p text:style-name="P4"/>
      <text:p text:style-name="P38">class Player <text:span text:style-name="T8">extends Components</text:span></text:p>
      <text:p text:style-name="P4"/>
      <text:list xml:id="list190858322616134" text:continue-list="list3179979931" text:style-name="L6">
        <text:list-item>
          <text:p text:style-name="P18">directionX</text:p>
        </text:list-item>
        <text:list-item>
          <text:p text:style-name="P18">directionY</text:p>
        </text:list-item>
      </text:list>
      <text:p text:style-name="P4"/>
      <text:p text:style-name="P4">methods: </text:p>
      <text:list xml:id="list190858929285465" text:continue-list="list1429983694" text:style-name="L7">
        <text:list-item>
          <text:p text:style-name="P20">move()</text:p>
          <text:list>
            <text:list-item>
              <text:p text:style-name="P30">update players position</text:p>
            </text:list-item>
            <text:list-item>
              <text:p text:style-name="P30">ensure to stay within screen</text:p>
              <text:p text:style-name="P30"/>
            </text:list-item>
          </text:list>
        </text:list-item>
        <text:list-item>
          <text:p text:style-name="P20">didCollide()</text:p>
        </text:list-item>
      </text:list>
      <text:p text:style-name="P4"/>
      <text:p text:style-name="P38">class <text:span text:style-name="T11">Good</text:span>Obstacle <text:span text:style-name="T8">extends Components</text:span></text:p>
      <text:list xml:id="list2742765478" text:style-name="L9">
        <text:list-item>
          <text:p text:style-name="P42"><text:span text:style-name="T6">top = random</text:span></text:p>
        </text:list-item>
        <text:list-item>
          <text:p text:style-name="P47"><text:span text:style-name="T6">s</text:span><text:span text:style-name="T3">ource for specific img</text:span></text:p>
        </text:list-item>
      </text:list>
      <text:p text:style-name="P45"><text:span text:style-name="T6"/></text:p>
      <text:p text:style-name="P46"><text:span text:style-name="T6">m</text:span><text:span text:style-name="T3">ethod</text:span></text:p>
      <text:p text:style-name="P46"><text:span text:style-name="T3"/></text:p>
      <text:p text:style-name="P46"><text:span text:style-name="T3">move()</text:span></text:p>
      <text:list xml:id="list3983339185" text:style-name="L11">
        <text:list-item>
          <text:p text:style-name="P49"><text:span text:style-name="T3">frequent speed</text:span></text:p>
        </text:list-item>
        <text:list-item>
          <text:p text:style-name="P49"><text:span text:style-name="T3">update position</text:span></text:p>
        </text:list-item>
      </text:list>
      <text:p text:style-name="P46"><text:span text:style-name="T3"/></text:p>
      <text:p text:style-name="P50"><text:span text:style-name="T3">class BadObstacle extends Components</text:span></text:p>
      <text:list xml:id="list190859775487219" text:continue-list="list2742765478" text:style-name="L9">
        <text:list-item>
          <text:p text:style-name="P43"><text:span text:style-name="T6">top = random </text:span></text:p>
        </text:list-item>
        <text:list-item>
          <text:p text:style-name="P47"><text:span text:style-name="T6">s</text:span><text:span text:style-name="T3">ource for specific img</text:span></text:p>
        </text:list-item>
      </text:list>
      <text:p text:style-name="P44"><text:span text:style-name="T6"/></text:p>
      <text:p text:style-name="P46"><text:span text:style-name="T6">m</text:span><text:span text:style-name="T3">ethod: </text:span></text:p>
      <text:p text:style-name="P46"><text:span text:style-name="T3"/></text:p>
      <text:p text:style-name="P46"><text:span text:style-name="T3">move()</text:span></text:p>
      <text:list xml:id="list689832393" text:style-name="L10">
        <text:list-item>
          <text:p text:style-name="P48"><text:span text:style-name="T3">frequent speed</text:span></text:p>
        </text:list-item>
        <text:list-item>
          <text:p text:style-name="P48"><text:span text:style-name="T3">update position</text:span></text:p>
        </text:list-item>
      </text:list>
      <text:p text:style-name="P50"><text:span text:style-name="T3"/></text:p>
      <text:p text:style-name="P46"><text:span text:style-name="T3"/></text:p>
      <text:p text:style-name="P1"/>
      <text:p text:style-name="P5">Questions: </text:p>
      <text:p text:style-name="P5">full screen or fixed area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2T17:53:40.227000000</meta:creation-date>
    <dc:date>2025-07-15T19:08:57.794000000</dc:date>
    <meta:editing-duration>PT25M3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103" meta:word-count="349" meta:character-count="2061" meta:non-whitespace-character-count="1876"/>
  </office:meta>
</office:document-meta>
</file>